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02:29:14.27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04:30:50.561000000</dc:date>
    <meta:editing-duration>P1DT2H14M15S</meta:editing-duration>
    <meta:editing-cycles>945</meta:editing-cycles>
    <meta:generator>LibreOffice/5.2.5.1$Windows_x86 LibreOffice_project/0312e1a284a7d50ca85a365c316c7abbf20a4d22</meta:generator>
    <meta:document-statistic meta:table-count="3" meta:cell-count="11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
' 0 設定、1 入力、 2 出力

Dim oSheet0 as Object ' 設定シート
Dim oSheet_1obj as Object ' 入力シート 中間ファイル
Dim oSheet_2up as Object ' 出力シート
Dim sheetName As String ' シートの名前
Dim sheetName_1obj As String ' シートの名前
Dim sheetName_2up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8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obj"
sheetNames(2) = oSheet0.getCellByPosition( 5, 16 ).String &amp; "_up"
sheetNames(3) = oSheet0.getCellByPosition( 5, 18 ).String ' layers
sheetNames(4) = oSheet0.getCellByPosition( 5, 18 ).String &amp; "_obj"
sheetNames(5) = oSheet0.getCellByPosition( 5, 18 ).String &amp; "_up"
sheetNames(6) = oSheet0.getCellByPosition( 5, 20 ).String ' stateMachines
sheetNames(7) = oSheet0.getCellByPosition( 5, 20 ).String &amp; "_obj"
sheetNames(8) = oSheet0.getCellByPosition( 5, 20 ).String &amp; "_up"
sheetNames(9) = oSheet0.getCellByPosition( 5, 22 ).String ' states
sheetNames(10) = oSheet0.getCellByPosition( 5, 22 ).String &amp; "_obj"
sheetNames(11) = oSheet0.getCellByPosition( 5, 22 ).String &amp; "_up"
sheetNames(12) = oSheet0.getCellByPosition( 5, 24 ).String ' transitions
sheetNames(13) = oSheet0.getCellByPosition( 5, 24 ).String &amp; "_obj"
sheetNames(14) = oSheet0.getCellByPosition( 5, 24 ).String &amp; "_up"
sheetNames(15) = oSheet0.getCellByPosition( 5, 26 ).String ' conditions
sheetNames(16) = oSheet0.getCellByPosition( 5, 26 ).String &amp; "_obj"
sheetNames(17) = oSheet0.getCellByPosition( 5, 26 ).String &amp; "_up"
sheetNames(18) = oSheet0.getCellByPosition( 5, 28 ).String ' positions
sheetNames(19) = oSheet0.getCellByPosition( 5, 28 ).String &amp; "_obj"
sheetNames(20) = oSheet0.getCellByPosition( 5, 28 ).String &amp; "_up"
sheetNames(21) = oSheet0.getCellByPosition( 5, 30 ).String ' updateRequest
sheetNames(22) = oSheet0.getCellByPosition( 5, 30 ).String &amp; "_obj"
sheetNames(23) = oSheet0.getCellByPosition( 5, 30 ).String &amp; "_up"

oDoc2 = StarDesktop.loadComponentFromURL("private:factory/scalc", "_blank", 0, Dummy()) ' ブックを新規作成

'--------------------------------------------------------------------------------
' 最初からあるシートを名前変更

oSheet_2up = oDoc2.Sheets(0)
oSheet_2up.Name = sheetNames(2)

'作成したシートへの書込
ReadOds(oDoc1, oDoc2, sheetNames(0), sheetNames(1), sheetNames(2) ) ' ODS読込み

'--------------------------------------------------------------------------------
' ３つ目以降のシートを作成

Dim index As Integer

For index = 3 To 18 Step 3

	sheetName = sheetNames(index)
	sheetName_1obj = sheetNames(index+1)
	sheetName_2up = sheetNames(index+2)
	
	' 更新要求シートを追加
	if oDoc2.getSheets().hasByName(sheetName_2up) = false then
		oDoc2.getSheets().insertNewByName(sheetName_2up,index)
	end if
	oSheet_2up = oDoc2.getSheets().getByName(sheetName_2up)
	
	'作成したシートへの書込
	ReadOds(oDoc1, oDoc2, sheetName, sheetName_1obj, sheetName_2up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 As String )

	' ビューを、そのまま　更新要求シート　にコピーする。

	Dim oSheet_1view As Object
	Dim oStatemachinesSheet_1view As Object
	Dim oStatesSheet_1view As Object
	'Dim oTransitionsSheet_1view As Object
	'Dim oConditionsSheet_1view As Object
	oSheet_1view      					= oDoc1.getSheets().getByName( sheetName_1view )
	oStatemachinesSheet_1view	= oDoc1.getSheets().getByName( "stateMachines" )
	oStatesSheet_1view				= oDoc1.getSheets().getByName( "states" )
	'oTransitionsSheet_1view			= oDoc1.getSheets().getByName( "transitions" )
	'oConditionsSheet_1view			= oDoc1.getSheets().getByName( "conditions" )

	Dim oSheet_1obj As Object
	oSheet_1obj      = oDoc1.getSheets().getByName( sheetName_1obj )

	Dim oSheet_2up As Object
	oSheet_2up = oDoc2.getSheets().getByName( sheetName_2up )
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 As Integer
	Dim row_2up As Integer
	Dim oCell_2up As Object
	Const categoryColumn_2up = 0
	Const foreignkeycategoryColumn_2up = 1 ' 外部キーのカテゴリ―
	Const keyColumn_2up = 2
	Const fullpathColumn_2up = 3
	Const fullpathtransitionColumn_2up = 4
	Const fullpathconditionColumn_2up = 5
	Const fullpathpropertynameColumn_2up = 6
	Const nameColumn_2up = 7
	Const oldColumn_2up = 8
	Const newColumn_2up = 9
	Const deleteColumn_2up = 10
	Dim row_1view As Integer
	Dim column_1view As Integer

	Dim oCell_1view As Object
	Dim phase As Integer

	' 更新要求シート（ ～_up ）のヘッダー作成
	oCell_2up = oSheet_2up.getCellByPosition( categoryColumn_2up, 0 )
	oCell_2up.String = "#Category"
	oCell_2up.CellBackColor = RGB(64, 64, 64) ' 背景 濃いグレー
	oCell_2up.CharColor = RGB(255, 255, 255) ' 文字色 白
	oCell_2up = oSheet_2up.getCellByPosition( foreignkeycategoryColumn_2up, 0 )
	oCell_2up.String = "#Foreignkeycategory"
	oCell_2up.CellBackColor = RGB(64, 64, 64) ' 背景 濃いグレー
	oCell_2up.CharColor = RGB(255, 255, 255) ' 文字色 白
	oCell_2up = oSheet_2up.getCellByPosition( keyColumn_2up, 0 )
	oCell_2up.String = "#Key"
	oCell_2up.CellBackColor = RGB(64, 64, 64) ' 背景 濃いグレー
	oCell_2up.CharColor = RGB(255, 255, 255) ' 文字色 白
	oCell_2up = oSheet_2up.getCellByPosition( fullpathColumn_2up, 0 )
	oCell_2up.String = "#Fullpath"
	oCell_2up.CellBackColor = RGB(64, 64, 64) ' 背景 濃いグレー
	oCell_2up.CharColor = RGB(255, 255, 255) ' 文字色 白
	oCell_2up = oSheet_2up.getCellByPosition( fullpathtransitionColumn_2up, 0 )
	oCell_2up.String = "#FullpathTransition"
	oCell_2up.CellBackColor = RGB(64, 64, 64) ' 背景 濃いグレー
	oCell_2up.CharColor = RGB(255, 255, 255) ' 文字色 白
	oCell_2up = oSheet_2up.getCellByPosition( fullpathconditionColumn_2up, 0 )
	oCell_2up.String = "#FullpathCondition"
	oCell_2up.CellBackColor = RGB(64, 64, 64) ' 背景 濃いグレー
	oCell_2up.CharColor = RGB(255, 255, 255) ' 文字色 白
	oCell_2up = oSheet_2up.getCellByPosition( fullpathpropertynameColumn_2up, 0 )
	oCell_2up.String = "#FullpathPropertyname"
	oCell_2up.CellBackColor = RGB(64, 64, 64) ' 背景 濃いグレー
	oCell_2up.CharColor = RGB(255, 255, 255) ' 文字色 白
	oCell_2up = oSheet_2up.getCellByPosition( nameColumn_2up, 0 )
	oCell_2up.String = "#Name"
	oCell_2up.CellBackColor = RGB(64, 64, 64) ' 背景 濃いグレー
	oCell_2up.CharColor = RGB(255, 255, 255) ' 文字色 白
	oCell_2up = oSheet_2up.getCellByPosition( oldColumn_2up, 0 )
	oCell_2up.String = "#Old"
	oCell_2up.CellBackColor = RGB(64, 64, 64) ' 背景 濃いグレー
	oCell_2up.CharColor = RGB(255, 255, 255) ' 文字色 白
	oCell_2up = oSheet_2up.getCellByPosition( newColumn_2up, 0 )
	oCell_2up.String = "#New"
	oCell_2up.CellBackColor = RGB(64, 64, 64) ' 背景 濃いグレー
	oCell_2up.CharColor = RGB(255, 255, 255) ' 文字色 白
	oCell_2up = oSheet_2up.getCellByPosition( deleteColumn_2up, 0 )
	oCell_2up.String = "#Delete"
	oCell_2up.CellBackColor = RGB(64, 64, 64) ' 背景 濃いグレー
	oCell_2up.CharColor = RGB(255, 255, 255) ' 文字色 白

	' ビュー・シート( ～_view )と、中間シート（ ～_obj ）を読取り、
	' 更新要求シート（ ～_up ）の書き出し
	oDoc2.getCurrentController().setActiveSheet( oSheet_2up ) ' 更新要求シートをアクティブにする
	row_1view = 2 ' [0][1]行目はヘッダーなので、[2]行目から
	row_2up = 1 ' [0]行目はヘッダーなので、[1]行目から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		Dim foreignKeyTokens(0) As String
			Dim foreignKey_statemachine As String
			Dim foreignKey_state As String
			Dim row_foreignSheet As Integer
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.getCellByPosition( categoryColumn_2up, row_2up ).String = sheetName_1view ' "短ＩＤカテ"
					oSheet_2up.getCellByPosition( keyColumn_2up, row_2up ).String = "#Identify" ' "短ＩＤキー"
					oSheet_2up.getCellByPosition( fullpathColumn_2up, row_2up ).String = "#Identify" ' "短ＩＤキー"
					oSheet_2up.getCellByPosition( nameColumn_2up, row_2up ).String = name_1obj ' "#--" ' "短ＩＤネーム"
					oSheet_2up.getCellByPosition( oldColumn_2up, row_2up ).String = single_1view
					oSheet_2up.getCellByPosition( newColumn_2up, row_2up ).String = "#--" ' "短ＩＤ新"
					oSheet_2up.getCellByPosition( deleteColumn_2up, row_2up ).String = "#--" ' "短ＩＤ削"
			    	row_2up = row_2up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.getCellByPosition( categoryColumn_2up, row_2up ).String = sheetName_1view ' "短名カテ"
					oSheet_2up.getCellByPosition( keyColumn_2up, row_2up ).String = "#Presentable" ' "短名キー"
					oSheet_2up.getCellByPosition( fullpathColumn_2up, row_2up ).String = "#Presentable" ' "短名キー"
					oSheet_2up.getCellByPosition( nameColumn_2up, row_2up ).String = name_1obj ' "#--" ' "短名ネーム"
					oSheet_2up.getCellByPosition( oldColumn_2up, row_2up ).String = single_1view
					oSheet_2up.getCellByPosition( newColumn_2up, row_2up ).String = "#--" ' "短名新"
					oSheet_2up.getCellByPosition( deleteColumn_2up, row_2up ).String = "#--" ' "短名削"
			    	row_2up = row_2up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.getCellByPosition( categoryColumn_2up, row_2up ).String = sheetName_1view ' "項目カテ"
						oSheet_2up.getCellByPosition( keyColumn_2up, row_2up ).String = keyCombine_1obj ' "項目キー"
						oSheet_2up.getCellByPosition( fullpathColumn_2up, row_2up ).String = fullpathCombine_1obj ' "項目キー"
						oSheet_2up.getCellByPosition( nameColumn_2up, row_2up ).String = name_1obj ' "項目ネーム"
						oSheet_2up.getCellByPosition( oldColumn_2up, row_2up ).String = old_1view
						oSheet_2up.getCellByPosition( newColumn_2up, row_2up ).String = new_1view
						oSheet_2up.getCellByPosition( deleteColumn_2up, row_2up ).String = delete_1view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.getCellByPosition( categoryColumn_2up, row_2up ).String = sheetName_1view ' "項目カテ"
						oSheet_2up.getCellByPosition( keyColumn_2up, row_2up ).String = keyCombine_1obj ' "項目キー"
						oSheet_2up.getCellByPosition( fullpathColumn_2up, row_2up ).String = fullpathCombine_1obj ' "項目キー"
						oSheet_2up.getCellByPosition( nameColumn_2up, row_2up ).String = name_1obj ' "項目ネーム"
						oSheet_2up.getCellByPosition( oldColumn_2up, row_2up ).String = old_1view
						oSheet_2up.getCellByPosition( newColumn_2up, row_2up ).String = new_1view
						oSheet_2up.getCellByPosition( deleteColumn_2up, row_2up ).String = "#--" ' "項目削"
					End If
					
					If "states" = sheetName_1view And "#"&lt;&gt;Mid( keyCombine_1obj, 1, 1 ) Then ' states シートで、"#Identify" といった行データでなければ
						foreignKeyTokens = Split( keyCombine_1obj, "." ) ' 要素数 3 のはず。
						' foreignKey_statemachine = foreignKeyTokens(0) &amp; "." &amp; foreignKeyTokens(1)
						foreignKey_state = foreignKeyTokens(0) &amp; "." &amp;  foreignKeyTokens(1) &amp; "." &amp;  foreignKeyTokens(2)

						' oSheet_2up.getCellByPosition( foreignkeycategoryColumn_2up, row_2up ).String = "stateMachines"
						oSheet_2up.getCellByPosition( foreignkeycategoryColumn_2up, row_2up ).String = "states"
						' oSheet_2up.getCellByPosition( fullpathColumn_2up, row_2up ).String = VLookup( foreignKey_statemachine, oStatemachinesSheet_1view, 2, 5 )
						oSheet_2up.getCellByPosition( fullpathColumn_2up, row_2up ).String = VLookup( foreignKey_state, oStatesSheet_1view, 3, 6 )
					
					ElseIf "transitions" = sheetName_1view And "#"&lt;&gt;Mid( keyCombine_1obj, 1, 1 ) Then ' transitions シートで、"#Identify" といった行データでなければ
						foreignKeyTokens = Split( keyCombine_1obj, "." ) ' 要素数 4 のはず。
						foreignKey_state = foreignKeyTokens(0) &amp; "." &amp;  foreignKeyTokens(1) &amp; "." &amp;  foreignKeyTokens(2)

						oSheet_2up.getCellByPosition( foreignkeycategoryColumn_2up, row_2up ).String = "states"
						oSheet_2up.getCellByPosition( fullpathColumn_2up, row_2up ).String = VLookup( foreignKey_state, oStatesSheet_1view, 3, 6 )
						oSheet_2up.getCellByPosition( fullpathtransitionColumn_2up, row_2up ).String = foreignKeyTokens( 3 )
					
					ElseIf "conditions" = sheetName_1view And "#"&lt;&gt;Mid( keyCombine_1obj, 1, 1 ) Then ' conditions シートで、"#Identify" といった行データでなければ
						foreignKeyTokens = Split( keyCombine_1obj, "." ) ' 要素数 5 のはず。
						foreignKey_state = foreignKeyTokens(0) &amp; "." &amp;  foreignKeyTokens(1) &amp; "." &amp;  foreignKeyTokens(2)
						' foreignKey = foreignKeyTokens(0) &amp; "." &amp; foreignKeyTokens(1) &amp; "." &amp;  foreignKeyTokens(2) &amp; "." &amp;  foreignKeyTokens(3)

						oSheet_2up.getCellByPosition( foreignkeycategoryColumn_2up, row_2up ).String = "transitions"
						oSheet_2up.getCellByPosition( fullpathColumn_2up, row_2up ).String = VLookup( foreignKey_state, oStatesSheet_1view, 3, 6 )
						oSheet_2up.getCellByPosition( fullpathtransitionColumn_2up, row_2up ).String = foreignKeyTokens( 3 )
						oSheet_2up.getCellByPosition( fullpathconditionColumn_2up, row_2up ).String = foreignKeyTokens( 4 )
					
					ElseIf "positions" = sheetName_1view And "#"&lt;&gt;Mid( keyCombine_1obj, 1, 1 ) Then ' positions シートで、"#Identify" といった行データでなければ
						foreignKeyTokens = Split( keyCombine_1obj, "." ) ' 要素数 6 のはず。
						foreignKey_statemachine = foreignKeyTokens(0) &amp; "." &amp; foreignKeyTokens(1)
						foreignKey_state				= foreignKeyTokens(0) &amp; "." &amp; foreignKeyTokens(1) &amp; "." &amp;  foreignKeyTokens(2)
						' foreignKey = foreignKeyTokens(0) &amp; "." &amp; foreignKeyTokens(1) &amp; "." &amp;  foreignKeyTokens(2) &amp; "." &amp;  foreignKeyTokens(3) &amp; "." &amp;  foreignKeyTokens(4)
						
						If "-1" = foreignKeyTokens(3) Then
							oSheet_2up.getCellByPosition( foreignkeycategoryColumn_2up, row_2up ).String = "stateMachines"
							oSheet_2up.getCellByPosition( fullpathColumn_2up, row_2up ).String = VLookup( foreignKey_statemachine, oStatemachinesSheet_1view, 2, 5 )
						ElseIf "-1" = foreignKeyTokens(4) Then
							oSheet_2up.getCellByPosition( foreignkeycategoryColumn_2up, row_2up ).String = "states"
							oSheet_2up.getCellByPosition( fullpathColumn_2up, row_2up ).String = VLookup( foreignKey_state, oStatesSheet_1view, 3, 6 )
						ElseIf "-1" = foreignKeyTokens(5) Then
							oSheet_2up.getCellByPosition( foreignkeycategoryColumn_2up, row_2up ).String = "transitions"
							oSheet_2up.getCellByPosition( fullpathColumn_2up, row_2up ).String = VLookup( foreignKey_state, oStatesSheet_1view, 3, 6 )
						Else
							oSheet_2up.getCellByPosition( foreignkeycategoryColumn_2up, row_2up ).String = "conditions"
							oSheet_2up.getCellByPosition( fullpathColumn_2up, row_2up ).String = VLookup( foreignKey_state, oStatesSheet_1view, 3, 6 )
						EndIf

						If "-1" &lt;&gt; foreignKeyTokens( 3 ) Then
							oSheet_2up.getCellByPosition( fullpathtransitionColumn_2up, row_2up ).String = foreignKeyTokens( 3 )
						End If

						If "-1" &lt;&gt; foreignKeyTokens( 4 ) Then
							oSheet_2up.getCellByPosition( fullpathconditionColumn_2up, row_2up ).String = foreignKeyTokens( 4 )
						End If

						oSheet_2up.getCellByPosition( fullpathpropertynameColumn_2up, row_2up ).String = foreignKeyTokens( 5 )
						
					End If
					
			    	row_2up = row_2up + 1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.getCellByPosition( categoryColumn_2up, row_2up ).String = sheetName_1view ' "長IDカテ"
					oSheet_2up.getCellByPosition( keyColumn_2up, row_2up ).String = "#Key" ' "長IDキー"
					oSheet_2up.getCellByPosition( fullpathColumn_2up, row_2up ).String = "#Key" ' "長IDキー"
					oSheet_2up.getCellByPosition( nameColumn_2up, row_2up ).String = name_1obj ' "#--" ' "長IDネーム"
					oSheet_2up.getCellByPosition( oldColumn_2up, row_2up ).String = single_1view
					oSheet_2up.getCellByPosition( newColumn_2up, row_2up ).String = "#--" ' "長ID新"
					oSheet_2up.getCellByPosition( deleteColumn_2up, row_2up ).String = "#--" ' "長ID削"
			    	row_2up = row_2up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.getCellByPosition( categoryColumn_2up, row_2up ).String = sheetName_1view ' "長名カテ"
					oSheet_2up.getCellByPosition( keyColumn_2up, row_2up ).String = "#FullPath" ' "長名キー"
					oSheet_2up.getCellByPosition( fullpathColumn_2up, row_2up ).String = "#FullPath" ' "長名キー"
					oSheet_2up.getCellByPosition( nameColumn_2up, row_2up ).String = name_1obj ' "#--" ' "長名ネーム"
					oSheet_2up.getCellByPosition( oldColumn_2up, row_2up ).String = single_1view
					oSheet_2up.getCellByPosition( newColumn_2up, row_2up ).String = "#--" ' "長名新"
					oSheet_2up.getCellByPosition( deleteColumn_2up, row_2up ).String = "#--" ' "長名削"
			    	row_2up = row_2up + 1
					phase = phase + 1
			End If
	
	    Next
	    
	    row_1view = row_1view + 1
	Loop
	oSheet_2up.getCellByPosition( 0, row_2up ).String = "[EOF]" ' ファイル末尾に [EOF] を追加

End Sub
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